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1ec20e" officeooo:paragraph-rsid="001ec20e"/>
    </style:style>
    <style:style style:name="P2" style:family="paragraph" style:parent-style-name="Table_20_Contents">
      <style:text-properties officeooo:rsid="002a097e" officeooo:paragraph-rsid="002a097e"/>
    </style:style>
    <style:style style:name="P3" style:family="paragraph" style:parent-style-name="Table_20_Contents">
      <style:text-properties officeooo:rsid="002b2f6f" officeooo:paragraph-rsid="002b2f6f"/>
    </style:style>
    <style:style style:name="P4" style:family="paragraph" style:parent-style-name="Table_20_Contents">
      <style:text-properties officeooo:rsid="002bc427" officeooo:paragraph-rsid="002bc427"/>
    </style:style>
    <style:style style:name="P5" style:family="paragraph" style:parent-style-name="Text_20_body">
      <style:text-properties officeooo:rsid="001ec20e" officeooo:paragraph-rsid="001ec20e"/>
    </style:style>
    <style:style style:name="P6" style:family="paragraph" style:parent-style-name="Text_20_body">
      <style:text-properties officeooo:rsid="002059d2" officeooo:paragraph-rsid="002059d2"/>
    </style:style>
    <style:style style:name="P7" style:family="paragraph" style:parent-style-name="Text_20_body">
      <style:text-properties officeooo:rsid="00234ac6" officeooo:paragraph-rsid="00234ac6"/>
    </style:style>
    <style:style style:name="P8" style:family="paragraph" style:parent-style-name="Text_20_body">
      <style:text-properties officeooo:rsid="002a097e" officeooo:paragraph-rsid="002a097e"/>
    </style:style>
    <style:style style:name="P9" style:family="paragraph" style:parent-style-name="Text_20_body">
      <style:text-properties officeooo:rsid="002cd127" officeooo:paragraph-rsid="002cd127"/>
    </style:style>
    <style:style style:name="P10" style:family="paragraph" style:parent-style-name="Title">
      <style:text-properties officeooo:rsid="001ec20e" officeooo:paragraph-rsid="001ec20e"/>
    </style:style>
    <style:style style:name="T1" style:family="text">
      <style:text-properties officeooo:rsid="001fa27c"/>
    </style:style>
    <style:style style:name="T2" style:family="text">
      <style:text-properties officeooo:rsid="0021a29f"/>
    </style:style>
    <style:style style:name="T3" style:family="text">
      <style:text-properties officeooo:rsid="00234ac6"/>
    </style:style>
    <style:style style:name="T4" style:family="text">
      <style:text-properties officeooo:rsid="00270791"/>
    </style:style>
    <style:style style:name="T5" style:family="text">
      <style:text-properties officeooo:rsid="002eb6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 2: MPI Collective Operations</text:p>
      <text:p text:style-name="P1">EEL 6763</text:p>
      <text:p text:style-name="P5">=============== <text:span text:style-name="T1">Initial </text:span>Matrix ===============</text:p>
      <text:p text:style-name="P5">215 100 200 204 233 <text:s/>50 <text:s/>85 196 <text:s/>71 141 122 160 <text:s/>93 131 243 </text:p>
      <text:p text:style-name="P5">234 162 183 <text:s/>36 155 <text:s text:c="2"/>4 <text:s/>62 <text:s/>35 205 <text:s/>40 102 <text:s/>33 <text:s/>27 255 <text:s/>55 </text:p>
      <text:p text:style-name="P5">131 214 156 <text:s/>75 163 134 126 249 <text:s/>74 197 134 197 102 228 <text:s/>72 </text:p>
      <text:p text:style-name="P5"><text:s/>90 206 235 <text:s/>17 243 134 <text:s/>22 <text:s/>49 169 227 <text:s/>89 <text:s/>16 <text:s text:c="2"/>5 117 <text:s/>16 </text:p>
      <text:p text:style-name="P5"><text:s/>60 248 230 217 <text:s/>68 138 <text:s/>96 194 131 170 136 <text:s/>10 112 238 238 </text:p>
      <text:p text:style-name="P5">184 <text:s/>72 189 163 <text:s/>90 176 <text:s/>42 112 225 212 <text:s/>84 <text:s/>58 228 <text:s/>89 175 </text:p>
      <text:p text:style-name="P5">244 150 168 219 112 236 101 208 175 233 123 <text:s/>55 243 235 <text:s/>37 </text:p>
      <text:p text:style-name="P5">225 164 110 158 <text:s/>71 201 <text:s/>78 114 <text:s/>57 <text:s/>48 <text:s/>70 142 106 <text:s/>43 232 </text:p>
      <text:p text:style-name="P5"><text:s/>26 <text:s/>32 126 194 252 239 175 <text:s/>98 191 <text:s/>94 <text:s/>75 <text:s/>59 149 <text:s/>62 <text:s/>39 </text:p>
      <text:p text:style-name="P5">187 <text:s/>32 203 <text:s/>42 190 <text:s/>19 243 <text:s/>13 133 <text:s/>45 <text:s/>61 204 187 168 247 </text:p>
      <text:p text:style-name="P5">163 194 <text:s/>23 <text:s/>34 133 <text:s/>20 <text:s/>17 <text:s/>52 118 209 146 193 <text:s/>13 <text:s/>40 255 </text:p>
      <text:p text:style-name="P5"><text:s/>52 227 <text:s/>32 255 <text:s/>13 222 <text:s/>18 <text:s text:c="2"/>1 236 152 <text:s/>46 <text:s/>41 100 233 209 </text:p>
      <text:p text:style-name="P5"><text:s/>91 141 148 115 175 <text:s/>25 135 193 <text:s/>77 254 147 224 191 161 <text:s text:c="2"/>9 </text:p>
      <text:p text:style-name="P5">191 213 236 223 212 250 190 231 251 170 127 <text:s/>41 212 227 <text:s/>19 </text:p>
      <text:p text:style-name="P5">166 <text:s/>63 161 <text:s/>58 179 <text:s/>81 <text:s/>84 <text:s/>59 <text:s/>18 162 <text:s/>57 166 130 248 <text:s/>71 </text:p>
      <text:p text:style-name="P5">======================================</text:p>
      <text:p text:style-name="P5"/>
      <text:p text:style-name="P5">sendcounts (# rows): [ 5 6 6 4 ]</text:p>
      <text:p text:style-name="P5">displacements: [ 0 45 105 165 ]</text:p>
      <text:p text:style-name="P5"/>
      <text:p text:style-name="P6">Rank 0 submatrix:</text:p>
      <text:p text:style-name="P6">=============== Matrix ===============</text:p>
      <text:p text:style-name="P6">215 100 200 204 233 <text:s/>50 <text:s/>85 196 <text:s/>71 141 122 160 <text:s/>93 131 243 </text:p>
      <text:p text:style-name="P6">234 162 183 <text:s/>36 155 <text:s text:c="2"/>4 <text:s/>62 <text:s/>35 205 <text:s/>40 102 <text:s/>33 <text:s/>27 255 <text:s/>55 </text:p>
      <text:p text:style-name="P6">131 214 156 <text:s/>75 163 134 126 249 <text:s/>74 197 134 197 102 228 <text:s/>72 </text:p>
      <text:p text:style-name="P6"><text:soft-page-break/><text:s/>90 206 235 <text:s/>17 243 134 <text:s/>22 <text:s/>49 169 227 <text:s/>89 <text:s/>16 <text:s text:c="2"/>5 117 <text:s/>16 </text:p>
      <text:p text:style-name="P6"><text:s/>60 248 230 217 <text:s/>68 138 <text:s/>96 194 131 170 136 <text:s/>10 112 238 238 </text:p>
      <text:p text:style-name="P6">======================================</text:p>
      <text:p text:style-name="P6"/>
      <text:p text:style-name="P6">Rank 1 submatrix:</text:p>
      <text:p text:style-name="P6">=============== Matrix ===============</text:p>
      <text:p text:style-name="P6"><text:s/>90 206 235 <text:s/>17 243 134 <text:s/>22 <text:s/>49 169 227 <text:s/>89 <text:s/>16 <text:s text:c="2"/>5 117 <text:s/>16 </text:p>
      <text:p text:style-name="P6"><text:s/>60 248 230 217 <text:s/>68 138 <text:s/>96 194 131 170 136 <text:s/>10 112 238 238 </text:p>
      <text:p text:style-name="P6">184 <text:s/>72 189 163 <text:s/>90 176 <text:s/>42 112 225 212 <text:s/>84 <text:s/>58 228 <text:s/>89 175 </text:p>
      <text:p text:style-name="P6">244 150 168 219 112 236 101 208 175 233 123 <text:s/>55 243 235 <text:s/>37 </text:p>
      <text:p text:style-name="P6">225 164 110 158 <text:s/>71 201 <text:s/>78 114 <text:s/>57 <text:s/>48 <text:s/>70 142 106 <text:s/>43 232 </text:p>
      <text:p text:style-name="P6"><text:s/>26 <text:s/>32 126 194 252 239 175 <text:s/>98 191 <text:s/>94 <text:s/>75 <text:s/>59 149 <text:s/>62 <text:s/>39 </text:p>
      <text:p text:style-name="P6">======================================</text:p>
      <text:p text:style-name="P6"/>
      <text:p text:style-name="P6">Rank 2 submatrix:</text:p>
      <text:p text:style-name="P6">=============== Matrix ===============</text:p>
      <text:p text:style-name="P6">225 164 110 158 <text:s/>71 201 <text:s/>78 114 <text:s/>57 <text:s/>48 <text:s/>70 142 106 <text:s/>43 232 </text:p>
      <text:p text:style-name="P6"><text:s/>26 <text:s/>32 126 194 252 239 175 <text:s/>98 191 <text:s/>94 <text:s/>75 <text:s/>59 149 <text:s/>62 <text:s/>39 </text:p>
      <text:p text:style-name="P6">187 <text:s/>32 203 <text:s/>42 190 <text:s/>19 243 <text:s/>13 133 <text:s/>45 <text:s/>61 204 187 168 247 </text:p>
      <text:p text:style-name="P6">163 194 <text:s/>23 <text:s/>34 133 <text:s/>20 <text:s/>17 <text:s/>52 118 209 146 193 <text:s/>13 <text:s/>40 255 </text:p>
      <text:p text:style-name="P6"><text:s/>52 227 <text:s/>32 255 <text:s/>13 222 <text:s/>18 <text:s text:c="2"/>1 236 152 <text:s/>46 <text:s/>41 100 233 209 </text:p>
      <text:p text:style-name="P6"><text:s/>91 141 148 115 175 <text:s/>25 135 193 <text:s/>77 254 147 224 191 161 <text:s text:c="2"/>9 </text:p>
      <text:p text:style-name="P6">======================================</text:p>
      <text:p text:style-name="P6"/>
      <text:p text:style-name="P6">Rank 3 submatrix:</text:p>
      <text:p text:style-name="P6">=============== Matrix ===============</text:p>
      <text:p text:style-name="P6"><text:s/>52 227 <text:s/>32 255 <text:s/>13 222 <text:s/>18 <text:s text:c="2"/>1 236 152 <text:s/>46 <text:s/>41 100 233 209 </text:p>
      <text:p text:style-name="P6"><text:s/>91 141 148 115 175 <text:s/>25 135 193 <text:s/>77 254 147 224 191 161 <text:s text:c="2"/>9 </text:p>
      <text:p text:style-name="P6">191 213 236 223 212 250 190 231 251 170 127 <text:s/>41 212 227 <text:s/>19 </text:p>
      <text:p text:style-name="P6">166 <text:s/>63 161 <text:s/>58 179 <text:s/>81 <text:s/>84 <text:s/>59 <text:s/>18 162 <text:s/>57 166 130 248 <text:s/>71 </text:p>
      <text:p text:style-name="P6"><text:soft-page-break/>======================================</text:p>
      <text:p text:style-name="P6"/>
      <text:p text:style-name="P6"><text:span text:style-name="T3">gather </text:span>sendcounts (# rows): [ 5 6 6 4 ]</text:p>
      <text:p text:style-name="P6"><text:span text:style-name="T3">gather </text:span>displacements: [ 0 45 105 165 ]</text:p>
      <text:p text:style-name="P6"/>
      <text:p text:style-name="P6">=============== <text:span text:style-name="T2">Final </text:span>Matrix ===============</text:p>
      <text:p text:style-name="P6"><text:s text:c="2"/>0 145 164 <text:s/>32 139 <text:s text:c="2"/>3 <text:s/>55 <text:s/>31 184 <text:s/>36 <text:s/>91 <text:s/>29 <text:s/>24 229 <text:s text:c="2"/>0 </text:p>
      <text:p text:style-name="P6"><text:s text:c="2"/>0 192 140 <text:s/>67 146 120 113 224 <text:s/>66 177 120 177 <text:s/>91 205 <text:s text:c="2"/>0 </text:p>
      <text:p text:style-name="P6"><text:s text:c="2"/>0 185 211 <text:s/>15 218 120 <text:s/>19 <text:s/>44 152 204 <text:s/>80 <text:s/>14 <text:s text:c="2"/>4 105 <text:s text:c="2"/>0 </text:p>
      <text:p text:style-name="P6"><text:s text:c="2"/>0 223 207 195 <text:s/>61 124 <text:s/>86 174 117 153 122 <text:s text:c="2"/>9 100 214 <text:s text:c="2"/>0 </text:p>
      <text:p text:style-name="P6"><text:s text:c="2"/>0 <text:s/>64 170 146 <text:s/>81 158 <text:s/>37 100 202 190 <text:s/>75 <text:s/>52 205 <text:s/>80 <text:s text:c="2"/>0 </text:p>
      <text:p text:style-name="P6"><text:s text:c="2"/>0 135 151 197 100 212 <text:s/>90 187 157 209 110 <text:s/>49 218 211 <text:s text:c="2"/>0 </text:p>
      <text:p text:style-name="P6"><text:s text:c="2"/>0 147 <text:s/>99 142 <text:s/>63 180 <text:s/>70 102 <text:s/>51 <text:s/>43 <text:s/>63 127 <text:s/>95 <text:s/>38 <text:s text:c="2"/>0 </text:p>
      <text:p text:style-name="P6"><text:s text:c="2"/>0 <text:s/>28 113 174 226 215 157 <text:s/>88 171 <text:s/>84 <text:s/>67 <text:s/>53 134 <text:s/>55 <text:s text:c="2"/>0 </text:p>
      <text:p text:style-name="P6"><text:s text:c="2"/>0 <text:s/>28 182 <text:s/>37 171 <text:s/>17 218 <text:s/>11 119 <text:s/>40 <text:s/>54 183 168 151 <text:s text:c="2"/>0 </text:p>
      <text:p text:style-name="P6"><text:s text:c="2"/>0 174 <text:s/>20 <text:s/>30 119 <text:s/>18 <text:s/>15 <text:s/>46 106 188 131 173 <text:s/>11 <text:s/>36 <text:s text:c="2"/>0 </text:p>
      <text:p text:style-name="P6"><text:s text:c="2"/>0 204 <text:s/>28 229 <text:s/>11 199 <text:s/>16 <text:s text:c="2"/>0 212 136 <text:s/>41 <text:s/>36 <text:s/>90 209 <text:s text:c="2"/>0 </text:p>
      <text:p text:style-name="P6"><text:s text:c="2"/>0 126 133 103 157 <text:s/>22 121 173 <text:s/>69 228 132 201 171 144 <text:s text:c="2"/>0 </text:p>
      <text:p text:style-name="P6"><text:s text:c="2"/>0 191 212 200 190 225 171 207 225 153 114 <text:s/>36 190 204 <text:s text:c="2"/>0 </text:p>
      <text:p text:style-name="P6">======================================</text:p>
      <text:p text:style-name="P6"/>
      <text:p text:style-name="P7">Total time: <text:span text:style-name="T4">0.000090 sec</text:span></text:p>
      <text:p text:style-name="P8">R = 4 vs various N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N</text:p>
          </table:table-cell>
          <table:table-cell table:style-name="Table1.B1" office:value-type="string">
            <text:p text:style-name="P2">Time (with R=4) (sec)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B2" office:value-type="string">
            <text:p text:style-name="P2">0.000090</text:p>
          </table:table-cell>
        </table:table-row>
        <table:table-row>
          <table:table-cell table:style-name="Table1.A2" office:value-type="string">
            <text:p text:style-name="P2">100</text:p>
          </table:table-cell>
          <table:table-cell table:style-name="Table1.B2" office:value-type="string">
            <text:p text:style-name="P3">0.002050</text:p>
          </table:table-cell>
        </table:table-row>
        <table:table-row>
          <table:table-cell table:style-name="Table1.A2" office:value-type="string">
            <text:p text:style-name="P2">1000</text:p>
          </table:table-cell>
          <table:table-cell table:style-name="Table1.B2" office:value-type="string">
            <text:p text:style-name="P3">0.05490</text:p>
          </table:table-cell>
        </table:table-row>
      </table:table>
      <text:p text:style-name="P7"/>
      <text:p text:style-name="P8">N = 1k for various R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R</text:p>
          </table:table-cell>
          <table:table-cell table:style-name="Table2.B1" office:value-type="string">
            <text:p text:style-name="P2">Time (with N = 1000) (sec)</text:p>
          </table:table-cell>
        </table:table-row>
        <text:soft-page-break/>
        <table:table-row>
          <table:table-cell table:style-name="Table2.A2" office:value-type="string">
            <text:p text:style-name="P2">4</text:p>
          </table:table-cell>
          <table:table-cell table:style-name="Table2.B2" office:value-type="string">
            <text:p text:style-name="P3">0.05490</text:p>
          </table:table-cell>
        </table:table-row>
        <table:table-row>
          <table:table-cell table:style-name="Table2.A2" office:value-type="string">
            <text:p text:style-name="P2">8</text:p>
          </table:table-cell>
          <table:table-cell table:style-name="Table2.B2" office:value-type="string">
            <text:p text:style-name="P4">crash</text:p>
          </table:table-cell>
        </table:table-row>
        <table:table-row>
          <table:table-cell table:style-name="Table2.A2" office:value-type="string">
            <text:p text:style-name="P2">16</text:p>
          </table:table-cell>
          <table:table-cell table:style-name="Table2.B2" office:value-type="string">
            <text:p text:style-name="P4">crash</text:p>
          </table:table-cell>
        </table:table-row>
        <table:table-row>
          <table:table-cell table:style-name="Table2.A2" office:value-type="string">
            <text:p text:style-name="P2">32</text:p>
          </table:table-cell>
          <table:table-cell table:style-name="Table2.B2" office:value-type="string">
            <text:p text:style-name="P4">crash</text:p>
          </table:table-cell>
        </table:table-row>
      </table:table>
      <text:p text:style-name="P8"/>
      <text:p text:style-name="P9">The code runs well under all circumstances except that of 8+ ranks. <text:span text:style-name="T5">I would expect the values for 8, 16, 32 to be faster and faster, but drop off towards 32, since at that point diminishing returns are likely reach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4:21:19.644420269</meta:creation-date>
    <dc:date>2023-02-17T19:58:05.805239929</dc:date>
    <meta:editing-duration>PT26M21S</meta:editing-duration>
    <meta:editing-cycles>10</meta:editing-cycles>
    <meta:generator>LibreOffice/7.4.5.1$Linux_X86_64 LibreOffice_project/40$Build-1</meta:generator>
    <meta:document-statistic meta:table-count="2" meta:image-count="0" meta:object-count="0" meta:page-count="4" meta:paragraph-count="93" meta:word-count="896" meta:character-count="4048" meta:non-whitespace-character-count="2861"/>
  </office:meta>
</office:document-meta>
</file>